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2b8" officeooo:paragraph-rsid="0004a2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3" style:family="paragraph" style:parent-style-name="Text_20_body">
      <style:text-properties style:font-name="sans-serif" fo:font-size="11pt" fo:font-weight="normal" officeooo:rsid="0023f670" officeooo:paragraph-rsid="00061cb7" style:font-size-asian="11pt" style:font-weight-asian="normal" style:font-size-complex="11pt" style:font-weight-complex="normal"/>
    </style:style>
    <style:style style:name="P4" style:family="paragraph" style:parent-style-name="Text_20_body" style:list-style-name="L1">
      <style:paragraph-properties fo:text-align="start" style:justify-single-word="false"/>
      <style:text-properties fo:font-weight="normal" officeooo:rsid="0004a2b8" officeooo:paragraph-rsid="00061cb7" style:font-weight-asian="normal" style:font-weight-complex="normal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061cb7"/>
    </style:style>
    <style:style style:name="T1" style:family="text">
      <style:text-properties officeooo:rsid="00056c66"/>
    </style:style>
    <style:style style:name="T2" style:family="text">
      <style:text-properties officeooo:rsid="0007a905"/>
    </style:style>
    <style:style style:name="T3" style:family="text">
      <style:text-properties officeooo:rsid="0009a8a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</text:p>
      <text:p text:style-name="P2">- Documenter chaque fonction (je pense qu'il y fera attention)<text:line-break/><text:line-break/>- clean code:</text:p>
      <text:p text:style-name="P2"><text:tab/>→ supprimer fonction<text:span text:style-name="T2">s</text:span> inutile<text:span text:style-name="T2">s</text:span></text:p>
      <text:p text:style-name="P2"/>
      <text:p text:style-name="P2">- <text:span text:style-name="T1">remplacer les p_thread join:</text:span></text:p>
      <text:p text:style-name="P3"><text:span text:style-name="Source_20_Text">pthread_join</text:span> does two things:</text:p>
      <text:list xml:id="list1145041572886952317" text:style-name="L1">
        <text:list-item>
          <text:p text:style-name="P5">Wait for the thread to finish. </text:p>
        </text:list-item>
        <text:list-item>
          <text:p text:style-name="P4">Clean up any resources associated with the t</text:p>
        </text:list-item>
      </text:list>
      <text:p text:style-name="P2"/>
      <text:p text:style-name="P2">- <text:span text:style-name="T1">s'assurer que le graphique affiche bien en temps réél</text:span></text:p>
      <text:p text:style-name="P2"/>
      <text:p text:style-name="P2">- <text:span text:style-name="T3">faire t2 avec sémaphor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39:52.186697980</meta:creation-date>
    <dc:date>2016-11-01T13:25:29.342854702</dc:date>
    <meta:editing-duration>PT2M16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58" meta:character-count="331" meta:non-whitespace-character-count="280"/>
  </office:meta>
</office:document-meta>
</file>